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1.86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ro25" style:family="table-row">
      <style:table-row-properties style:row-height="3.526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3">
            <text:p>0718 <text:s/>112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3">
            <text:p>0718 <text:s/>112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3">
            <text:p>0718 <text:s/>1126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4">
            <text:p>0718 <text:s/>1126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4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4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4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5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5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5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6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6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7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7">
            <text:p>0718 <text:s/>112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8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8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8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8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8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9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9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69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">
            <text:p>0718 <text:s/>112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">
            <text:p>0718 <text:s/>112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1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1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1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1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1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1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2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2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2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3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3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3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4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5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5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5">
            <text:p>0718 <text:s/>112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5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6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6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6">
            <text:p>0718 <text:s/>112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6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7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7">
            <text:p>0718 <text:s/>112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7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7">
            <text:p>0718 <text:s/>112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7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8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8">
            <text:p>0718 <text:s/>112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9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9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79">
            <text:p>0718 <text:s/>1126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">
            <text:p>0718 <text:s/>1126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">
            <text:p>0718 <text:s/>1126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1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1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2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2">
            <text:p>0718 <text:s/>1126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2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2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3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3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5">
            <text:p>0718 <text:s/>1126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5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/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1011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8T11:26:47.86">
            <text:p>0718 <text:s/>1126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8T11:26:47.86">
            <text:p>2021/7/18 11:26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8T11:26:47.86">
            <text:p>0718 <text:s/>1126</text:p>
          </table:table-cell>
          <table:table-cell table:style-name="ce7" table:formula="of:=NOW()" office:value-type="date" office:date-value="2021-07-18T11:26:47.86">
            <text:p>0718 <text:s/>1126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8T11:26:47.86">
            <text:p>0718 <text:s/>112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4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4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4">
            <text:p>0718 <text:s/>112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5">
            <text:p>0718 <text:s/>112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5">
            <text:p>0718 <text:s/>112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6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6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6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6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7">
            <text:p>0718 <text:s/>112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7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7">
            <text:p>0718 <text:s/>112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7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7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8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8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8">
            <text:p>0718 <text:s/>112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9">
            <text:p>0718 <text:s/>112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9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9">
            <text:p>0718 <text:s/>112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9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7.99">
            <text:p>0718 <text:s/>112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">
            <text:p>0718 <text:s/>112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1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1">
            <text:p>0718 <text:s/>112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1">
            <text:p>0718 <text:s/>112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1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1">
            <text:p>0718 <text:s/>112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1">
            <text:p>0718 <text:s/>112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2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2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2">
            <text:p>0718 <text:s/>112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3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3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3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3">
            <text:p>0718 <text:s/>1126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3">
            <text:p>0718 <text:s/>1126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4">
            <text:p>0718 <text:s/>112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4">
            <text:p>0718 <text:s/>112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4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4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4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4">
            <text:p>0718 <text:s/>1126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5">
            <text:p>0718 <text:s/>1126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6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6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6">
            <text:p>0718 <text:s/>1126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6">
            <text:p>0718 <text:s/>112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7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7">
            <text:p>0718 <text:s/>112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7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8">
            <text:p>0718 <text:s/>112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8">
            <text:p>0718 <text:s/>112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8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8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8">
            <text:p>0718 <text:s/>112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9">
            <text:p>0718 <text:s/>1126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9">
            <text:p>0718 <text:s/>1126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9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9">
            <text:p>0718 <text:s/>1126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09">
            <text:p>0718 <text:s/>112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2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3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3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3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4">
            <text:p>0718 <text:s/>1126</text:p>
          </table:table-cell>
          <table:table-cell table:number-columns-repeated="1010"/>
        </table:table-row>
        <table:table-row table:style-name="ro10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4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4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4">
            <text:p>0718 <text:s/>1126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5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19" office:value-type="string">
            <text:p>bạn có biết cầu thang[ladder là ở đâu? / cầu thang / cầu thang là ở bên kia. / bên này.</text:p>
          </table:table-cell>
          <table:table-cell table:style-name="ce20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5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19" office:value-type="string">
            <text:p>tôi có một cái mũ. / bạn có một chiếc mũ. / bạn dã mua cái mũ ở nhật bãn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5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6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6">
            <text:p>0718 <text:s/>1126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9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iątek, szes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19">
            <text:p>0718 <text:s/>1126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ه، السادس عشر من تموز.</text:p>
          </table:table-cell>
          <table:table-cell table:style-name="ce20"/>
          <table:table-cell table:style-name="ce20" office:value-type="string">
            <text:p>it was friday, the six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 بود، شان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">
            <text:p>0718 <text:s/>1126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لم أشتري شيئًا. / ذهبت إلى الحديقة.</text:p>
          </table:table-cell>
          <table:table-cell table:style-name="ce20" office:value-type="string">
            <text:p>lam-ash'tariy / shiy'aan / dzahaptu</text:p>
          </table:table-cell>
          <table:table-cell table:style-name="ce20" office:value-type="string">
            <text:p>I bought nothing / I went to the park / park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1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خورشيد / ابر، آسمان، و خورشيد / خورشيت در آسمان.</text:p>
          </table:table-cell>
          <table:table-cell table:style-name="ce20" office:value-type="string">
            <text:p>xuwr'shiy_d</text:p>
          </table:table-cell>
          <table:table-cell table:style-name="ce20" office:value-type="string">
            <text:p>sun / cloud, sky, and sun / sun in the sk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1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19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0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1">
            <text:p>0718 <text:s/>1126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1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2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2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3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sied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3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3">
            <text:p>0718 <text:s/>1126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3">
            <text:p>0718 <text:s/>1126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8.23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سابع عشر من تموز.</text:p>
          </table:table-cell>
          <table:table-cell table:style-name="ce20"/>
          <table:table-cell table:style-name="ce20" office:value-type="string">
            <text:p>it was saturday, the seven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 بود، هف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اشتريت؟ / لم أشتري شيئًا <text:s/>/ فقط، ذهبت إلى الحديقة.</text:p>
          </table:table-cell>
          <table:table-cell table:style-name="ce20" office:value-type="string">
            <text:p>maa'dzaa[what / shiy'aan[anything / faqa_d[only</text:p>
          </table:table-cell>
          <table:table-cell table:style-name="ce20" office:value-type="string">
            <text:p>what did I buy?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دوباره، ابرها در آسمان. / خورشيد نيز هست.</text:p>
          </table:table-cell>
          <table:table-cell table:style-name="ce20" office:value-type="string">
            <text:p>aabrhoe[clouds / niyz[also / haas_t[there-is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0">
            <text:p>10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1">
            <text:p>10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2">
            <text:p>10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3">
            <text:p>10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4">
            <text:p>10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8T11:26:44.52">
            <text:p>0718 <text:s/>1126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8T11:26:48.24">
            <text:p>0718 <text:s/>1126</text:p>
          </table:table-cell>
          <table:table-cell table:style-name="ce7" table:formula="of:=NOW()" office:value-type="date" office:date-value="2021-07-18T11:26:48.24">
            <text:p>0718 <text:s/>1126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8T11:26:48.24">
            <text:p>0718 <text:s/>1126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2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8">2021/07/18</text:date>, <text:time>11:26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8T11:26:47.10</dc:date>
    <dc:creator>iwabuchi ken</dc:creator>
    <meta:editing-duration>P4DT18H43M4S</meta:editing-duration>
    <meta:editing-cycles>742</meta:editing-cycles>
    <meta:generator>OpenOffice/4.1.3$Win32 OpenOffice.org_project/413m1$Build-9783</meta:generator>
    <meta:document-statistic meta:table-count="2" meta:cell-count="1152" meta:object-count="0"/>
  </office:meta>
</office:document-meta>
</file>